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4cm" draw:marker-end-width="0.244cm" draw:fill="gradient" draw:fill-gradient-name="pastel_20_green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.267cm"/>
    </style:style>
    <style:style style:name="gr3" style:family="graphic" style:parent-style-name="standard">
      <style:graphic-properties draw:stroke="none" svg:stroke-color="#000000" draw:fill="gradient" draw:fill-color="#000080" draw:fill-gradient-name="pastel_20_cyan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0.623cm"/>
    </style:style>
    <style:style style:name="gr6" style:family="graphic" style:parent-style-name="standard">
      <style:graphic-properties draw:stroke="none" draw:fill="gradient" draw:fill-gradient-name="pastel_20_red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3cm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solid"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.2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.329cm"/>
    </style:style>
    <style:style style:name="gr11" style:family="graphic" style:parent-style-name="standard">
      <style:graphic-properties draw:stroke="none" draw:fill="gradient" draw:fill-gradient-name="pastel_20_yellow" draw:textarea-horizontal-align="justify" draw:textarea-vertical-align="middle" draw:auto-grow-height="false"/>
    </style:style>
    <style:style style:name="gr12" style:family="graphic" style:parent-style-name="standard">
      <style:graphic-properties svg:stroke-width="0.03cm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cm"/>
    </style:style>
    <style:style style:name="gr14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5" style:family="graphic" style:parent-style-name="standard">
      <style:graphic-properties draw:stroke="solid" draw:stroke-dash="Dashed_20__28_var_29_" svg:stroke-width="0.03cm" draw:marker-start-width="0.245cm" draw:marker-end-width="0.245cm" draw:fill="solid" draw:fill-color="#ffffff" draw:fill-gradient-name="Axial_20_light_20_red_2f_white" draw:textarea-horizontal-align="justify" draw:textarea-vertical-align="middle" draw:auto-grow-height="false" fo:min-height="0cm" fo:min-width="0cm" fo:padding-top="0.14cm" fo:padding-bottom="0.14cm" fo:padding-left="0.265cm" fo:padding-right="0.265cm" fo:wrap-option="wrap"/>
    </style:style>
    <style:style style:name="gr16" style:family="graphic" style:parent-style-name="standard">
      <style:graphic-properties draw:stroke="solid" draw:stroke-dash="Dashed_20__28_var_29_" svg:stroke-width="0.03cm" draw:marker-start-width="0.245cm" draw:marker-end-width="0.24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0.5pt" style:font-size-asian="11pt" style:font-size-complex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5.875cm" svg:height="11.793cm" svg:x="1.27cm" svg:y="1.1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3cm" svg:height="0.988cm" draw:transform="rotate (-0.237015712421972) translate (15.792cm 4.913cm)">
          <draw:text-box>
            <text:p text:style-name="P2">X</text:p>
          </draw:text-box>
        </draw:frame>
        <draw:custom-shape draw:style-name="gr3" draw:text-style-name="P1" draw:layer="layout" svg:width="11.482cm" svg:height="9.779cm" draw:transform="rotate (-0.236317580721174) translate (4.23cm 1.916cm)">
          <text:p/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4" draw:text-style-name="P1" draw:layer="layout" svg:x1="4.23cm" svg:y1="1.916cm" svg:x2="1.832cm" svg:y2="11.875cm">
          <text:p/>
        </draw:line>
        <draw:line draw:style-name="gr4" draw:text-style-name="P1" draw:layer="layout" svg:x1="4.23cm" svg:y1="1.916cm" svg:x2="16.286cm" svg:y2="4.819cm">
          <text:p/>
        </draw:line>
        <draw:frame draw:style-name="gr5" draw:text-style-name="P2" draw:layer="layout" svg:width="0.918cm" svg:height="0.988cm" draw:transform="rotate (-0.235270383169978) translate (2.387cm 11.531cm)">
          <draw:text-box>
            <text:p text:style-name="P2">Y</text:p>
          </draw:text-box>
        </draw:frame>
        <draw:custom-shape draw:style-name="gr6" draw:text-style-name="P1" draw:layer="layout" svg:width="4.492cm" svg:height="4.492cm" draw:transform="rotate (-0.761661685571368) translate (8.397cm 4.635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" draw:text-style-name="P1" draw:layer="layout" svg:x1="8.397cm" svg:y1="4.635cm" svg:x2="4.522cm" svg:y2="8.698cm">
          <text:p/>
        </draw:line>
        <draw:line draw:style-name="gr8" draw:text-style-name="P1" draw:layer="layout" svg:x1="8.396cm" svg:y1="4.635cm" svg:x2="12.459cm" svg:y2="8.51cm">
          <text:p/>
        </draw:line>
        <draw:frame draw:style-name="gr9" draw:text-style-name="P2" draw:layer="layout" svg:width="0.891cm" svg:height="0.988cm" draw:transform="rotate (-0.762010751421768) translate (5.152cm 8.523cm)">
          <draw:text-box>
            <text:p text:style-name="P2">Y</text:p>
          </draw:text-box>
        </draw:frame>
        <draw:frame draw:style-name="gr10" draw:text-style-name="P2" draw:layer="layout" svg:width="0.938cm" svg:height="0.988cm" draw:transform="rotate (-0.761487152646169) translate (11.688cm 8.118cm)">
          <draw:text-box>
            <text:p text:style-name="P2">X</text:p>
          </draw:text-box>
        </draw:frame>
        <draw:custom-shape draw:style-name="gr11" draw:text-style-name="P1" draw:layer="layout" svg:width="1.957cm" svg:height="1.828cm" draw:transform="rotate (-1.28019900633879) translate (9.227cm 6.20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1" draw:layer="layout" svg:x1="9.227cm" svg:y1="6.205cm" svg:x2="7.038cm" svg:y2="6.86cm">
          <text:p/>
        </draw:line>
        <draw:line draw:style-name="gr4" draw:text-style-name="P1" draw:layer="layout" svg:x1="9.227cm" svg:y1="6.205cm" svg:x2="9.928cm" svg:y2="8.548cm">
          <text:p/>
        </draw:line>
        <draw:frame draw:style-name="gr13" draw:text-style-name="P2" draw:layer="layout" svg:width="0.686cm" svg:height="0.988cm" draw:transform="rotate (-1.27950087463799) translate (7.299cm 6.934cm)">
          <draw:text-box>
            <text:p text:style-name="P2">Y</text:p>
          </draw:text-box>
        </draw:frame>
        <draw:frame draw:style-name="gr13" draw:text-style-name="P2" draw:layer="layout" svg:width="0.722cm" svg:height="0.988cm" draw:transform="rotate (-1.28019900633879) translate (9.727cm 8.232cm)">
          <draw:text-box>
            <text:p text:style-name="P2">X</text:p>
          </draw:text-box>
        </draw:frame>
        <draw:line draw:style-name="gr14" draw:text-style-name="P1" draw:layer="layout" svg:x1="10.041cm" svg:y1="6.979cm" svg:x2="8.009cm" svg:y2="5.042cm">
          <text:p/>
        </draw:line>
        <draw:line draw:style-name="gr14" draw:text-style-name="P1" draw:layer="layout" svg:x1="9.615cm" svg:y1="5.798cm" svg:x2="9.228cm" svg:y2="6.204cm">
          <text:p/>
        </draw:line>
        <draw:custom-shape draw:style-name="gr15" draw:text-style-name="P4" draw:layer="layout" svg:width="3.175cm" svg:height="1.905cm" svg:x="1.27cm" svg:y="1.27cm">
          <text:p text:style-name="P3"><text:span text:style-name="T1">Screen</text:span></text:p>
          <text:p text:style-name="P3"><text:span text:style-name="T2">(pixel coordinates)</text:span></text:p>
          <draw:enhanced-geometry svg:viewBox="0 0 21600 21600" draw:text-areas="800 800 20800 20800" draw:type="round-rectangular-callout" draw:modifiers="7902.77078085642 37828.3315844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3.69cm" svg:height="1.758cm" svg:x="4.565cm" svg:y="10.307cm">
          <text:p text:style-name="P3"><text:span text:style-name="T1">Viewport</text:span></text:p>
          <text:p text:style-name="P3"><text:span text:style-name="T2">(logical coordinates)</text:span></text:p>
          <draw:enhanced-geometry svg:viewBox="0 0 21600 21600" draw:text-areas="800 800 20800 20800" draw:type="round-rectangular-callout" draw:modifiers="-6068.59929558385 -16921.43263217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2.246cm" svg:height="1.123cm" svg:x="6.009cm" svg:y="2.052cm">
          <text:p text:style-name="P3"><text:span text:style-name="T1">Item</text:span></text:p>
          <draw:enhanced-geometry svg:viewBox="0 0 21600 21600" draw:text-areas="800 800 20800 20800" draw:type="round-rectangular-callout" draw:modifiers="19946.5954606142 76387.90035587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351cm" svg:height="1.123cm" svg:x="9.525cm" svg:y="5.08cm">
          <text:p text:style-name="P3"><text:span text:style-name="T1">Child</text:span><text:span text:style-name="T3"> </text:span><text:span text:style-name="T1">item</text:span></text:p>
          <draw:enhanced-geometry svg:viewBox="0 0 21600 21600" draw:text-areas="800 800 20800 20800" draw:type="round-rectangular-callout" draw:modifiers="-2392.27941176471 54614.9466192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layer="layout" svg:width="2.009cm" svg:height="0.988cm" svg:x="0.395cm" svg:y="0.282cm">
          <draw:text-box>
            <text:p>(0,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pastel_20_cyan" draw:display-name="pastel cyan" draw:style="linear" draw:start-color="#00ffff" draw:end-color="#ffffff" draw:start-intensity="100%" draw:end-intensity="100%" draw:angle="300" draw:border="0%"/>
    <draw:gradient draw:name="pastel_20_green" draw:display-name="pastel green" draw:style="linear" draw:start-color="#00ff00" draw:end-color="#ffffff" draw:start-intensity="100%" draw:end-intensity="100%" draw:angle="300" draw:border="0%"/>
    <draw:gradient draw:name="pastel_20_red" draw:display-name="pastel red" draw:style="linear" draw:start-color="#ff0000" draw:end-color="#ffffff" draw:start-intensity="100%" draw:end-intensity="100%" draw:angle="300" draw:border="0%"/>
    <draw:gradient draw:name="pastel_20_yellow" draw:display-name="pastel yellow" draw:style="linear" draw:start-color="#ffff00" draw:end-color="#ffffff" draw:start-intensity="100%" draw:end-intensity="100%" draw:angle="30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7-06-22T06:22:03</meta:creation-date>
    <dc:date>2010-05-04T16:34:51.50</dc:date>
    <dc:language>en-US</dc:language>
    <meta:editing-cycles>12</meta:editing-cycles>
    <dc:creator>Alan Ezust</dc:creator>
    <meta:editing-duration>PT00H11M0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